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7.0278in" fo:margin-left="0.0208in" fo:margin-top="0in" fo:margin-bottom="0in" table:align="left" style:writing-mode="lr-tb"/>
    </style:style>
    <style:style style:name="Table1.A" style:family="table-column">
      <style:table-column-properties style:column-width="7.027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8"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14" style:family="table-row">
      <style:table-row-properties style:min-row-height="0.9896in" fo:keep-together="auto"/>
    </style:style>
    <style:style style:name="Table1.A15"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8"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Standard">
      <style:paragraph-properties fo:margin-left="0in" fo:margin-right="0in" fo:margin-top="0in" fo:margin-bottom="0in" style:contextual-spacing="false" fo:line-height="100%" fo:text-indent="0in" style:auto-text-indent="false"/>
    </style:style>
    <style:style style:name="P2"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style:letter-kerning="false" style:language-asian="cs" style:country-asian="CZ" style:font-size-complex="11pt" style:language-complex="ar" style:country-complex="SA"/>
    </style:style>
    <style:style style:name="P3" style:family="paragraph" style:parent-style-name="Standard">
      <style:paragraph-properties fo:margin-left="0in" fo:margin-right="0in" fo:margin-top="0in" fo:margin-bottom="0in" style:contextual-spacing="false" fo:line-height="100%" fo:orphans="2" fo:widows="2" fo:text-indent="0in" style:auto-text-indent="false"/>
      <style:text-properties fo:language="cs" fo:country="CZ" officeooo:paragraph-rsid="00122536" style:letter-kerning="false" style:language-asian="cs" style:country-asian="CZ" style:font-size-complex="11pt" style:language-complex="ar" style:country-complex="SA"/>
    </style:style>
    <style:style style:name="P4"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style>
    <style:style style:name="P5"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bold" style:letter-kerning="false" style:font-size-asian="10pt" style:language-asian="cs" style:country-asian="CZ" style:font-weight-asian="bold" style:font-size-complex="10pt" style:language-complex="ar" style:country-complex="SA" style:font-weight-complex="bold"/>
    </style:style>
    <style:style style:name="P6"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style:letter-kerning="false" style:font-size-asian="10pt" style:language-asian="cs" style:country-asian="CZ" style:font-size-complex="10pt" style:language-complex="ar" style:country-complex="SA"/>
    </style:style>
    <style:style style:name="P7" style:family="paragraph" style:parent-style-name="Standard">
      <style:paragraph-properties fo:margin-left="0in" fo:margin-right="0in" fo:margin-top="0in" fo:margin-bottom="0in" style:contextual-spacing="false" fo:line-height="100%" fo:orphans="2" fo:widows="2" fo:text-indent="0in" style:auto-text-indent="false"/>
      <style:text-properties fo:font-size="10pt" fo:language="cs" fo:country="CZ" fo:font-weight="normal" style:letter-kerning="false" style:font-size-asian="10pt" style:language-asian="cs" style:country-asian="CZ" style:font-weight-asian="normal" style:font-size-complex="10pt" style:language-complex="ar" style:country-complex="SA" style:font-weight-complex="normal"/>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officeooo:rsid="0014b600"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size="10pt" officeooo:rsid="00122536"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style:text-underline-style="solid" style:text-underline-width="auto" style:text-underline-color="font-color" officeooo:rsid="0014b600" style:font-size-asian="10pt" style:font-size-complex="10pt"/>
    </style:style>
    <style:style style:name="T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9" style:family="text">
      <style:text-properties fo:font-size="10pt" style:text-underline-style="solid" style:text-underline-width="auto" style:text-underline-color="font-color" fo:font-weight="normal" officeooo:rsid="0014b600"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normal" officeooo:rsid="00122536" style:font-size-asian="10pt" style:font-weight-asian="normal" style:font-size-complex="10pt" style:font-weight-complex="normal"/>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 loext:marker-style-name="T2"><text:span text:style-name="T2">J. R. R. Tolkien – Hobit aneb Cesta tam a zase zpátky</text:span></text:p>
            <text:p text:style-name="P4" loext:marker-style-name="T1"/>
          </table:table-cell>
        </table:table-row>
        <table:table-row table:style-name="Table1.1">
          <table:table-cell table:style-name="Table1.A2" office:value-type="string">
            <text:p text:style-name="P2" loext:marker-style-name="T1"><text:span text:style-name="T3">A</text:span><text:span text:style-name="T1">nalýza uměleckého textu</text:span></text:p>
          </table:table-cell>
        </table:table-row>
        <table:table-row table:style-name="Table1.1">
          <table:table-cell table:style-name="Table1.A3" office:value-type="string">
            <text:p text:style-name="P2" loext:marker-style-name="T4"><text:span text:style-name="T4">I. část:</text:span><text:span text:style-name="T4"/></text:p>
          </table:table-cell>
        </table:table-row>
        <table:table-row table:style-name="Table1.1">
          <table:table-cell table:style-name="Table1.A4" office:value-type="string">
            <text:p text:style-name="P2" loext:marker-style-name="T6"><text:span text:style-name="T7">L</text:span><text:span text:style-name="T6">iterární druh</text:span></text:p>
            <text:p text:style-name="P2" loext:marker-style-name="T4"><text:span text:style-name="T4">epika</text:span><text:span text:style-name="T4"/></text:p>
          </table:table-cell>
        </table:table-row>
        <table:table-row table:style-name="Table1.1">
          <table:table-cell table:style-name="Table1.A4" office:value-type="string">
            <text:p text:style-name="P2" loext:marker-style-name="T6"><text:span text:style-name="T7">L</text:span><text:span text:style-name="T6">iterární žánr</text:span></text:p>
            <text:p text:style-name="P2" loext:marker-style-name="T4"><text:span text:style-name="T4">pohádka, román</text:span><text:span text:style-name="T4"/></text:p>
          </table:table-cell>
        </table:table-row>
        <table:table-row table:style-name="Table1.1">
          <table:table-cell table:style-name="Table1.A4" office:value-type="string">
            <text:p text:style-name="P2" loext:marker-style-name="T6"><text:span text:style-name="T7">T</text:span><text:span text:style-name="T6">éma a motivy</text:span></text:p>
            <text:p text:style-name="P2" loext:marker-style-name="T4"><text:span text:style-name="T4">střet dobra a zla, kouzla, přátelství, poklad, drak, trpaslík, kouzelník, patnáct, drahokam, skřet, magie, elf, dobrodružství, fajfka, plnovous</text:span></text:p>
          </table:table-cell>
        </table:table-row>
        <table:table-row table:style-name="Table1.1">
          <table:table-cell table:style-name="Table1.A4" office:value-type="string">
            <text:p text:style-name="P2" loext:marker-style-name="T6"><text:span text:style-name="T7">Č</text:span><text:span text:style-name="T6">asoprostor</text:span></text:p>
            <text:p text:style-name="P3" loext:marker-style-name="T4"><text:span text:style-name="T4">Tolkienův fiktivní fantasy svět – “Středozemě“</text:span></text:p>
            <text:p text:style-name="P6" loext:marker-style-name="T4"/>
          </table:table-cell>
        </table:table-row>
        <table:table-row table:style-name="Table1.1">
          <table:table-cell table:style-name="Table1.A8" office:value-type="string">
            <text:p text:style-name="P2" loext:marker-style-name="T6"><text:span text:style-name="T7">K</text:span><text:span text:style-name="T6">ompoziční výstavba</text:span></text:p>
            <text:p text:style-name="P2" loext:marker-style-name="T4"><text:span text:style-name="T4">chronologické vyprávění, děj členěn na 14 kapitol</text:span><text:span text:style-name="T4"/></text:p>
            <text:p text:style-name="P6" loext:marker-style-name="T4"/>
          </table:table-cell>
        </table:table-row>
        <table:table-row table:style-name="Table1.1">
          <table:table-cell table:style-name="Table1.A3" office:value-type="string">
            <text:p text:style-name="P2" loext:marker-style-name="T4"><text:span text:style-name="T4">II. část:</text:span><text:span text:style-name="T4"/></text:p>
          </table:table-cell>
        </table:table-row>
        <table:table-row table:style-name="Table1.1">
          <table:table-cell table:style-name="Table1.A4" office:value-type="string">
            <text:p text:style-name="P2" loext:marker-style-name="T6"><text:span text:style-name="T7">V</text:span><text:span text:style-name="T6">ypravěč</text:span></text:p>
            <text:p text:style-name="P2" loext:marker-style-name="T4"><text:span text:style-name="T4">Je, vševědoucí </text:span></text:p>
            <text:p text:style-name="P2" loext:marker-style-name="T4"><text:span text:style-name="T4"/></text:p>
          </table:table-cell>
        </table:table-row>
        <table:table-row table:style-name="Table1.1">
          <table:table-cell table:style-name="Table1.A4" office:value-type="string">
            <text:p text:style-name="P2" loext:marker-style-name="T6"><text:span text:style-name="T7">P</text:span><text:span text:style-name="T6">ostavy</text:span></text:p>
            <text:p text:style-name="P2" loext:marker-style-name="T4"><text:span text:style-name="T4">Bilbo Pytlík – hlavní postava, movitý hobit (človíček), </text:span><text:span text:style-name="T5">50 let starý, </text:span><text:span text:style-name="T4">“lupič”, má dobré srdce a hodně štěstí</text:span></text:p>
            <text:p text:style-name="P2" loext:marker-style-name="T4"><text:span text:style-name="T4">Gandalf – tajemný čaroděj, nosí šedé oblečený, pomáhá svému okolí</text:span><text:span text:style-name="T4"/></text:p>
            <text:p text:style-name="P2" loext:marker-style-name="T4"><text:span text:style-name="T4">Glum - slizký tvor, kdysi hobit, žij</text:span><text:span text:style-name="T5">e</text:span><text:span text:style-name="T4"> hluboko pod zemí, proradný, váží si pouze svého prstenu - “Miláška”</text:span></text:p>
          </table:table-cell>
        </table:table-row>
        <table:table-row table:style-name="Table1.1">
          <table:table-cell table:style-name="Table1.A8" office:value-type="string">
            <text:p text:style-name="P2" loext:marker-style-name="T6"><text:span text:style-name="T7">S</text:span><text:span text:style-name="T6">lohové postupy</text:span></text:p>
            <text:p text:style-name="P2" loext:marker-style-name="T4"><text:span text:style-name="T4">převažuje postup vyprávěcí, místy také postup popisný</text:span><text:span text:style-name="T4"/></text:p>
            <text:p text:style-name="P6" loext:marker-style-name="T4"/>
          </table:table-cell>
        </table:table-row>
        <table:table-row table:style-name="Table1.1">
          <table:table-cell table:style-name="Table1.A3" office:value-type="string">
            <text:p text:style-name="P2" loext:marker-style-name="T4"><text:span text:style-name="T4">III. část:</text:span><text:span text:style-name="T4"/></text:p>
          </table:table-cell>
        </table:table-row>
        <table:table-row table:style-name="Table1.14">
          <table:table-cell table:style-name="Table1.A4" office:value-type="string">
            <text:p text:style-name="P2" loext:marker-style-name="T8"><text:span text:style-name="T9">J</text:span><text:span text:style-name="T8">azykové prostředky a jejich funkce</text:span></text:p>
            <text:p text:style-name="P2" loext:marker-style-name="T10"><text:span text:style-name="T10">relativně jednoduchý jazyk uzpůsobený pro děti, ale pestrá slovní zásoba </text:span><text:span text:style-name="T11">a bohaté obraty</text:span></text:p>
            <text:p text:style-name="P2" loext:marker-style-name="T10"><text:span text:style-name="T10">jazyk uzpůsoben tomu, kdo zrovna promlouvá - např. skřeti mluví jinak než elfové</text:span><text:span text:style-name="T10"/></text:p>
            <text:p text:style-name="P2" loext:marker-style-name="T10"><text:span text:style-name="T10">častá přirovnání, barvitá slovní spojení - </text:span><text:span text:style-name="T12">Tohle byl pro ně trochu silný tabák</text:span></text:p>
            <text:p text:style-name="P3" loext:marker-style-name="T10"><text:span text:style-name="T10">užívána přímá řeč, polopřímá řeč... - </text:span><text:span text:style-name="T12">“To mu aspoň ušetří něco z maléru, který ho čeká,“ řekl si</text:span></text:p>
            <text:p text:style-name="P7" loext:marker-style-name="T10"/>
          </table:table-cell>
        </table:table-row>
        <table:table-row table:style-name="Table1.1">
          <table:table-cell table:style-name="Table1.A15" office:value-type="string">
            <text:p text:style-name="P2" loext:marker-style-name="T8"><text:span text:style-name="T9">U</text:span><text:span text:style-name="T8">mělecké prostředky a jejich funkce</text:span></text:p>
            <text:p text:style-name="P2" loext:marker-style-name="T10"><text:span text:style-name="T10">metafora – </text:span><text:span text:style-name="T12">vrčel jako velký pes v příliš malé boudě, stejně to však bylo jako jízda bez třmenů na břichatém poníku...</text:span></text:p>
            <text:p text:style-name="P2" loext:marker-style-name="T10"><text:span text:style-name="T10">hyperbola – </text:span><text:span text:style-name="T12">můj pancíř je jako deset štítů na sobě, moje zuby jsou meče, moje drápy oštěpy, úder mého ocasu hrom, moje křídla uragány a můj dech smrt!</text:span></text:p>
            <text:p text:style-name="P7" loext:marker-style-name="T10"/>
            <text:p text:style-name="P2" loext:marker-style-name="T10"><text:span text:style-name="T10">umělecké prostředky text ozvláštňují a dodávají mu na unikátnosti – autor vyniká velmi bohatou slovní zásobou a používá mnoho zajímavých slovních spojení</text:span></text:p>
            <text:p text:style-name="P2" loext:marker-style-name="T10"><text:span text:style-name="T10"/></text:p>
          </table:table-cell>
        </table:table-row>
        <table:table-row table:style-name="Table1.1">
          <table:table-cell table:style-name="Table1.A1" office:value-type="string">
            <text:p text:style-name="P2" loext:marker-style-name="T1"><text:span text:style-name="T3">L</text:span><text:span text:style-name="T1">iterárněhistorický kontext</text:span></text:p>
          </table:table-cell>
        </table:table-row>
        <table:table-row table:style-name="Table1.1">
          <table:table-cell table:style-name="Table1.A17" office:value-type="string">
            <text:p text:style-name="P2" loext:marker-style-name="T6"><text:span text:style-name="T7">K</text:span><text:span text:style-name="T6">ontext autorovy tvorby</text:span></text:p>
            <text:p text:style-name="P3" loext:marker-style-name="T4"><text:span text:style-name="T4">J. R. R. Tolkien se narodil roku 1892 v Oranžském svobodném státu. Jako voják se zúčastnil 1. světové války, působil na univerzitě v Oxfordu. </text:span><text:span text:style-name="T5">Vedle</text:span><text:span text:style-name="T4"> psaní se věnoval také studiu </text:span><text:span text:style-name="T5">anglické, staroangliké a anglosaské literatury a mytologie. </text:span><text:span text:style-name="T4">Hobit zapadá společně s Pánem prstenů a dalšími díly vydanými posmrtně jako např. Silmarillion do širšího Tolkienova světa, </text:span><text:span text:style-name="T5">zvaném “Středozemě“ nebo “Arda“</text:span><text:span text:style-name="T4">. Hobit vychází roku 1937, jako první z těchto knih: vzniká na popud autorových dětí jako sepsání příběhu, který jim často vypravoval. </text:span></text:p>
            <text:p text:style-name="P6" loext:marker-style-name="T4"/>
          </table:table-cell>
        </table:table-row>
        <table:table-row table:style-name="Table1.1">
          <table:table-cell table:style-name="Table1.A18" office:value-type="string">
            <text:p text:style-name="P2" loext:marker-style-name="T6"><text:span text:style-name="T7">L</text:span><text:span text:style-name="T6">iterární/obecně kulturní kontext</text:span></text:p>
            <text:p text:style-name="P3" loext:marker-style-name="T4"><text:span text:style-name="T4">Hobit byl vydán roku 1937, v meziválečné době typickou válkou poznamenanými autory. Rozhodně se však nejedná o avantgardní dílo, kniha tradice nijak nezatracuje. Ba naopak, její fiktivní svět vychází ze staroanglických, anglosaských mýtů a </text:span><text:span text:style-name="T5">někdejších </text:span><text:span text:style-name="T4">představách o společnosti. Jedná se o jednu z prvních populárních knih moderního žánru fantasy, kterému Hobit, a především jeho nesmírně populární pokračování Pán prstenů, vdechl </text:span><text:span text:style-name="T5">v polovině 20. století nový </text:span><text:span text:style-name="T4">život. </text:span></text:p>
            <text:p text:style-name="P6" loext:marker-style-name="T4"/>
          </table:table-cell>
        </table:table-row>
        <text:soft-page-break/>
        <table:table-row table:style-name="Table1.1">
          <table:table-cell table:style-name="Table1.A18" office:value-type="string">
            <text:p text:style-name="P2" loext:marker-style-name="T1"><text:span text:style-name="T3">H</text:span><text:span text:style-name="T1">odnocení (zdůvodněný názor)</text:span></text:p>
            <text:p text:style-name="P2" loext:marker-style-name="T10"><text:span text:style-name="T10">Přestože Hobit není mou nejoblíbenější knihou od J. R. R. Tolkiena, jedná se dílo, ke kterému mám blízký citový vztah. Tato kniha je sice poněkud dětinská (také je původně určena dětem), přesto ale líčí kouzelný svět s bohatou historií, kter</text:span><text:span text:style-name="T11">ý</text:span><text:span text:style-name="T10"> je velmi dobře promyšlen</text:span><text:span text:style-name="T11">ý</text:span><text:span text:style-name="T10"> a vnitřně konzistentní. Děj je svěží a hrdinové se musí stále potýkat s novými nebezpečími. </text:span><text:span text:style-name="T11">D</text:span><text:span text:style-name="T10">ění je odvyprávěno velmi hravě a po jazykové stránce bohatě. Nemohou tedy knihu nedoporučit, nejen fanouškům Pána prsten</text:span><text:span text:style-name="T11">ů</text:span><text:span text:style-name="T10">.</text:span></text:p>
            <text:p text:style-name="P5" loext:marker-style-name="T2"><text:bookmark text:name="_GoBack"/></text:p>
          </table:table-cell>
        </table:table-row>
      </table:table>
      <text:p text:style-name="P1"><text:bookmark text:name="_Hlk723268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cs" fo:country="CZ" style:letter-kerning="false" style:font-name-asian="DejaVu Sans" style:font-size-asian="11pt" style:language-asian="cs" style:country-asian="CZ"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807in" fo:margin-right="1.3272in" fo:margin-top="0in" fo:margin-bottom="0.002in" style:contextual-spacing="false" fo:line-height="108%" fo:text-align="justify" style:justify-single-word="false" fo:orphans="2" fo:widows="2" fo:text-indent="-0.5472in" style:auto-text-indent="false" style:writing-mode="lr-tb"/>
      <style:text-properties fo:color="#000000" loext:opacity="100%" style:font-name="Calibri" fo:font-family="Calibri" style:font-family-generic="roman" style:font-pitch="variable" fo:font-size="15pt" style:font-name-asian="Calibri1" style:font-family-asian="Calibri" style:font-family-generic-asian="system" style:font-pitch-asian="variable" style:font-size-asian="15pt"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11in" fo:page-height="11.5555in" style:num-format="1" style:print-orientation="portrait" fo:margin-top="0.5in" fo:margin-bottom="0.5in" fo:margin-left="0.5in" fo:margin-right="0.5in" style:writing-mode="lr-tb" style:layout-grid-color="#c0c0c0" style:layout-grid-lines="37" style:layout-grid-base-height="0.2835in" style:layout-grid-ruby-height="0in" style:layout-grid-mode="none" style:layout-grid-ruby-below="false" style:layout-grid-print="false" style:layout-grid-display="false" style:layout-grid-base-width="0.208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Švarcová Michaela</meta:initial-creator>
    <meta:editing-cycles>8</meta:editing-cycles>
    <meta:creation-date>2021-05-19T12:14:00</meta:creation-date>
    <dc:date>2024-02-08T15:49:39.151790909</dc:date>
    <meta:generator>LibreOffice/7.5.9.2$Linux_X86_64 LibreOffice_project/50$Build-2</meta:generator>
    <meta:editing-duration>PT14M33S</meta:editing-duration>
    <meta:document-statistic meta:table-count="1" meta:image-count="0" meta:object-count="0" meta:page-count="2" meta:paragraph-count="39" meta:word-count="489" meta:character-count="3227" meta:non-whitespace-character-count="2767"/>
    <meta:user-defined meta:name="AppVersion">16.0000</meta:user-defined>
    <meta:user-defined meta:name="ContentTypeId">0x0101009E22FE4FC7D49346A62492569CB3E212</meta:user-defined>
    <meta:template xlink:type="simple" xlink:actuate="onRequest" xlink:title="Normal" xlink:href=""/>
  </office:meta>
</office:document-meta>
</file>